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f1d1" officeooo:paragraph-rsid="0012f1d1"/>
    </style:style>
    <style:style style:name="P2" style:family="paragraph" style:parent-style-name="Standard">
      <style:text-properties fo:font-size="18pt" officeooo:rsid="0012f1d1" officeooo:paragraph-rsid="0012f1d1" style:font-size-asian="18pt" style:font-size-complex="18pt"/>
    </style:style>
    <style:style style:name="P3" style:family="paragraph" style:parent-style-name="Standard">
      <style:text-properties fo:font-size="15pt" officeooo:rsid="0012f1d1" officeooo:paragraph-rsid="0012f1d1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Öt szép szűzlány őrült írót nyúz.</text:p>
      <text:p text:style-name="P1"/>
      <text:p text:style-name="P3">Öt szép szűzlány őrült írót nyúz.</text:p>
      <text:p text:style-name="P1"/>
      <text:p text:style-name="P2">Öt szép szűzlány őrült írót nyúz.</text:p>
      <text:p text:style-name="P1"/>
      <text:p text:style-name="P1">Копирование и распространение неизмененного текста настоящей лицензии разрешается без ограничений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44:55.536603743</meta:creation-date>
    <dc:date>2022-04-17T14:48:00.131683577</dc:date>
    <meta:editing-duration>PT3M5S</meta:editing-duration>
    <meta:editing-cycles>1</meta:editing-cycles>
    <meta:document-statistic meta:table-count="0" meta:image-count="0" meta:object-count="0" meta:page-count="1" meta:paragraph-count="5" meta:word-count="28" meta:character-count="198" meta:non-whitespace-character-count="173"/>
    <meta:generator>LibreOffice/7.3.2.2$Linux_X86_64 LibreOffice_project/30$Build-2</meta:generator>
  </office:meta>
</office:document-meta>
</file>